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0.3638in"/>
    </style:style>
    <style:style style:name="co4" style:family="table-column">
      <style:table-column-properties fo:break-before="auto" style:column-width="0.3535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0.3429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3102in"/>
    </style:style>
    <style:style style:name="co11" style:family="table-column">
      <style:table-column-properties fo:break-before="auto" style:column-width="0.4181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217in"/>
    </style:style>
    <style:style style:name="co14" style:family="table-column">
      <style:table-column-properties fo:break-before="auto" style:column-width="0.289in"/>
    </style:style>
    <style:style style:name="co15" style:family="table-column">
      <style:table-column-properties fo:break-before="auto" style:column-width="0.2571in"/>
    </style:style>
    <style:style style:name="co16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map style:condition="cell-content()=[.$CA4]" style:apply-style-name="green" style:base-cell-address="Sheet1.B4"/>
    </style:style>
    <style:style style:name="ce3" style:family="table-cell" style:parent-style-name="Default">
      <style:map style:condition="cell-content()=[.$CA4]" style:apply-style-name="green" style:base-cell-address="Sheet1.B4"/>
    </style:style>
    <style:style style:name="ce4" style:family="table-cell" style:parent-style-name="Default">
      <style:map style:condition="cell-content()!=[.$C4]" style:apply-style-name="yellow" style:base-cell-address="Sheet1.BU4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1" table:default-cell-style-name="ce3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1" table:default-cell-style-name="ce2"/>
        <table:table-column table:style-name="co1" table:default-cell-style-name="ce3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" table:default-cell-style-name="ce3"/>
        <table:table-column table:style-name="co10" table:default-cell-style-name="ce2"/>
        <table:table-column table:style-name="co4" table:number-columns-repeated="2" table:default-cell-style-name="ce2"/>
        <table:table-column table:style-name="co1" table:default-cell-style-name="ce2"/>
        <table:table-column table:style-name="co1" table:default-cell-style-name="ce3"/>
        <table:table-column table:style-name="co11" table:default-cell-style-name="ce2"/>
        <table:table-column table:style-name="co7" table:default-cell-style-name="ce2"/>
        <table:table-column table:style-name="co6" table:default-cell-style-name="ce2"/>
        <table:table-column table:style-name="co1" table:default-cell-style-name="ce2"/>
        <table:table-column table:style-name="co1" table:default-cell-style-name="ce3"/>
        <table:table-column table:style-name="co10" table:default-cell-style-name="ce2"/>
        <table:table-column table:style-name="co9" table:default-cell-style-name="ce2"/>
        <table:table-column table:style-name="co4" table:default-cell-style-name="ce2"/>
        <table:table-column table:style-name="co1" table:default-cell-style-name="ce2"/>
        <table:table-column table:style-name="co1" table:default-cell-style-name="ce3"/>
        <table:table-column table:style-name="co8" table:default-cell-style-name="ce2"/>
        <table:table-column table:style-name="co12" table:default-cell-style-name="ce2"/>
        <table:table-column table:style-name="co7" table:default-cell-style-name="ce2"/>
        <table:table-column table:style-name="co1" table:default-cell-style-name="ce2"/>
        <table:table-column table:style-name="co1" table:default-cell-style-name="ce3"/>
        <table:table-column table:style-name="co4" table:default-cell-style-name="ce2"/>
        <table:table-column table:style-name="co13" table:number-columns-repeated="2" table:default-cell-style-name="ce2"/>
        <table:table-column table:style-name="co1" table:default-cell-style-name="ce2"/>
        <table:table-column table:style-name="co1" table:default-cell-style-name="ce3"/>
        <table:table-column table:style-name="co10" table:default-cell-style-name="ce2"/>
        <table:table-column table:style-name="co4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ce3"/>
        <table:table-column table:style-name="co10" table:default-cell-style-name="ce2"/>
        <table:table-column table:style-name="co6" table:default-cell-style-name="ce2"/>
        <table:table-column table:style-name="co10" table:default-cell-style-name="ce2"/>
        <table:table-column table:style-name="co1" table:default-cell-style-name="ce2"/>
        <table:table-column table:style-name="co1" table:default-cell-style-name="ce3"/>
        <table:table-column table:style-name="co10" table:default-cell-style-name="ce2"/>
        <table:table-column table:style-name="co7" table:default-cell-style-name="ce2"/>
        <table:table-column table:style-name="co14" table:default-cell-style-name="ce2"/>
        <table:table-column table:style-name="co1" table:default-cell-style-name="ce2"/>
        <table:table-column table:style-name="co1" table:default-cell-style-name="ce3"/>
        <table:table-column table:style-name="co15" table:default-cell-style-name="ce2"/>
        <table:table-column table:style-name="co13" table:default-cell-style-name="ce2"/>
        <table:table-column table:style-name="co14" table:default-cell-style-name="ce2"/>
        <table:table-column table:style-name="co1" table:default-cell-style-name="ce2"/>
        <table:table-column table:style-name="co1" table:default-cell-style-name="ce3"/>
        <table:table-column table:style-name="co7" table:default-cell-style-name="ce2"/>
        <table:table-column table:style-name="co12" table:default-cell-style-name="ce2"/>
        <table:table-column table:style-name="co16" table:default-cell-style-name="ce2"/>
        <table:table-column table:style-name="co1" table:default-cell-style-name="ce2"/>
        <table:table-column table:style-name="co1" table:default-cell-style-name="ce3"/>
        <table:table-column table:style-name="co13" table:default-cell-style-name="ce2"/>
        <table:table-column table:style-name="co6" table:default-cell-style-name="ce2"/>
        <table:table-column table:style-name="co13" table:default-cell-style-name="ce2"/>
        <table:table-column table:style-name="co1" table:default-cell-style-name="ce2"/>
        <table:table-column table:style-name="co1" table:default-cell-style-name="ce4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19 components</text:p>
          </table:table-cell>
          <table:table-cell table:style-name="Default" table:number-columns-repeated="14"/>
          <table:table-cell table:style-name="ce1"/>
          <table:table-cell table:style-name="Default" table:number-columns-repeated="29"/>
          <table:table-cell table:style-name="ce1"/>
          <table:table-cell table:style-name="Default" table:number-columns-repeated="27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nof_nodes</text:p>
          </table:table-cell>
          <table:table-cell table:style-name="Default" table:number-columns-repeated="13"/>
          <table:table-cell table:style-name="ce1"/>
          <table:table-cell table:style-name="Default" office:value-type="string" calcext:value-type="string">
            <text:p>nof_nodes_simple_types</text:p>
          </table:table-cell>
          <table:table-cell table:style-name="Default" table:number-columns-repeated="13"/>
          <table:table-cell table:style-name="ce1"/>
          <table:table-cell table:style-name="Default" office:value-type="string" calcext:value-type="string">
            <text:p>no_same_component</text:p>
          </table:table-cell>
          <table:table-cell table:style-name="Default" table:number-columns-repeated="13"/>
          <table:table-cell table:style-name="ce1"/>
          <table:table-cell table:style-name="Default" office:value-type="string" calcext:value-type="string">
            <text:p>no_same_component (big constant)</text:p>
          </table:table-cell>
          <table:table-cell table:style-name="Default" table:number-columns-repeated="13"/>
          <table:table-cell table:style-name="ce1"/>
          <table:table-cell table:style-name="Default" office:value-type="string" calcext:value-type="string">
            <text:p>no_same_component (even bigger constants)</text:p>
          </table:table-cell>
          <table:table-cell table:style-name="Default" table:number-columns-repeated="11"/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<text:s/>time plain (s) nof_nodes</text:p>
          </table:table-cell>
          <table:table-cell table:style-name="Default" office:value-type="string" calcext:value-type="string">
            <text:p><text:s/>solution plain nof_nodes</text:p>
          </table:table-cell>
          <table:table-cell table:style-name="Default" office:value-type="string" calcext:value-type="string">
            <text:p>nof_nodes sol plain nof_nodes</text:p>
          </table:table-cell>
          <table:table-cell table:style-name="Default" office:value-type="string" calcext:value-type="string">
            <text:p>nof_comp sol plain nof_nodes</text:p>
          </table:table-cell>
          <table:table-cell table:style-name="Default" office:value-type="string" calcext:value-type="string">
            <text:p>nof_leaves sol plain nof_nodes</text:p>
          </table:table-cell>
          <table:table-cell table:style-name="Default" office:value-type="string" calcext:value-type="string">
            <text:p><text:s/>time with blacklist (s) nof_nodes</text:p>
          </table:table-cell>
          <table:table-cell table:style-name="Default" office:value-type="string" calcext:value-type="string">
            <text:p><text:s/>solution with blacklist nof_nodes</text:p>
          </table:table-cell>
          <table:table-cell table:style-name="Default" office:value-type="string" calcext:value-type="string">
            <text:p>nof_nodes sol with blacklist nof_nodes</text:p>
          </table:table-cell>
          <table:table-cell table:style-name="Default" office:value-type="string" calcext:value-type="string">
            <text:p>nof_comp sol with blacklist nof_nodes</text:p>
          </table:table-cell>
          <table:table-cell table:style-name="Default" office:value-type="string" calcext:value-type="string">
            <text:p>nof_leaves sol with blacklist nof_nodes</text:p>
          </table:table-cell>
          <table:table-cell table:style-name="Default" office:value-type="string" calcext:value-type="string">
            <text:p><text:s/>time with templates (s) nof_nodes</text:p>
          </table:table-cell>
          <table:table-cell table:style-name="Default" office:value-type="string" calcext:value-type="string">
            <text:p><text:s/>solution with templates nof_nodes</text:p>
          </table:table-cell>
          <table:table-cell table:style-name="Default" office:value-type="string" calcext:value-type="string">
            <text:p>nof_nodes sol templates nof_nodes</text:p>
          </table:table-cell>
          <table:table-cell table:style-name="Default" office:value-type="string" calcext:value-type="string">
            <text:p>nof_comp sol templates nof_nodes</text:p>
          </table:table-cell>
          <table:table-cell table:style-name="ce1" office:value-type="string" calcext:value-type="string">
            <text:p>nof_leaves sol pemplatesltain nof_nodes</text:p>
          </table:table-cell>
          <table:table-cell table:style-name="Default" office:value-type="string" calcext:value-type="string">
            <text:p><text:s/>time plain (s) nof_nodes_simple_types</text:p>
          </table:table-cell>
          <table:table-cell table:style-name="Default" office:value-type="string" calcext:value-type="string">
            <text:p><text:s/>solution plain nof_nodes_simple_types</text:p>
          </table:table-cell>
          <table:table-cell table:style-name="Default" office:value-type="string" calcext:value-type="string">
            <text:p>nof_nodes sol plain nof_nodes_simple_types</text:p>
          </table:table-cell>
          <table:table-cell table:style-name="Default" office:value-type="string" calcext:value-type="string">
            <text:p>nof_comp sol plain nof_nodes_simple_types</text:p>
          </table:table-cell>
          <table:table-cell table:style-name="Default" office:value-type="string" calcext:value-type="string">
            <text:p>nof_leaves sol plain nof_nodes_simple_types</text:p>
          </table:table-cell>
          <table:table-cell table:style-name="Default" office:value-type="string" calcext:value-type="string">
            <text:p><text:s/>time with blacklist (s) nof_nodes_simple_types</text:p>
          </table:table-cell>
          <table:table-cell table:style-name="Default" office:value-type="string" calcext:value-type="string">
            <text:p><text:s/>solution with blacklist nof_nodes_simple_types</text:p>
          </table:table-cell>
          <table:table-cell table:style-name="Default" office:value-type="string" calcext:value-type="string">
            <text:p>nof_nodes sol blacklist nof_nodes_simple_types</text:p>
          </table:table-cell>
          <table:table-cell table:style-name="Default" office:value-type="string" calcext:value-type="string">
            <text:p>nof_comp sol blacklist nof_nodes_simple_types</text:p>
          </table:table-cell>
          <table:table-cell table:style-name="Default" office:value-type="string" calcext:value-type="string">
            <text:p>nof_leaves sol blacklist nof_nodes_simple_types</text:p>
          </table:table-cell>
          <table:table-cell table:style-name="Default" office:value-type="string" calcext:value-type="string">
            <text:p><text:s/>time with templates (s) nof_nodes_simple_types</text:p>
          </table:table-cell>
          <table:table-cell table:style-name="Default" office:value-type="string" calcext:value-type="string">
            <text:p><text:s/>solution with templates nof_nodes_simple_types</text:p>
          </table:table-cell>
          <table:table-cell table:style-name="Default" office:value-type="string" calcext:value-type="string">
            <text:p>nof_nodes sol templates nof_nodes_simple_types</text:p>
          </table:table-cell>
          <table:table-cell table:style-name="Default" office:value-type="string" calcext:value-type="string">
            <text:p>nof_comp sol templates nof_nodes_simple_types</text:p>
          </table:table-cell>
          <table:table-cell table:style-name="ce1" office:value-type="string" calcext:value-type="string">
            <text:p>nof_leaves sol templates nof_nodes_simple_types</text:p>
          </table:table-cell>
          <table:table-cell table:style-name="Default" office:value-type="string" calcext:value-type="string">
            <text:p><text:s/>time plain (s) no_same_component</text:p>
          </table:table-cell>
          <table:table-cell table:style-name="Default" office:value-type="string" calcext:value-type="string">
            <text:p><text:s/>solution plain no_same_component</text:p>
          </table:table-cell>
          <table:table-cell table:style-name="Default" office:value-type="string" calcext:value-type="string">
            <text:p>nof_nodes sol plain no_same_component</text:p>
          </table:table-cell>
          <table:table-cell table:style-name="Default" office:value-type="string" calcext:value-type="string">
            <text:p>nof_comp sol plainno_same_component</text:p>
          </table:table-cell>
          <table:table-cell table:style-name="Default" office:value-type="string" calcext:value-type="string">
            <text:p>nof_leaves sol plain no_same_component</text:p>
          </table:table-cell>
          <table:table-cell table:style-name="Default" office:value-type="string" calcext:value-type="string">
            <text:p><text:s/>time with blacklist (s) no_same_component</text:p>
          </table:table-cell>
          <table:table-cell table:style-name="Default" office:value-type="string" calcext:value-type="string">
            <text:p><text:s/>solution with blacklist no_same_component</text:p>
          </table:table-cell>
          <table:table-cell table:style-name="Default" office:value-type="string" calcext:value-type="string">
            <text:p>nof_nodes sol blacklist no_same_component</text:p>
          </table:table-cell>
          <table:table-cell table:style-name="Default" office:value-type="string" calcext:value-type="string">
            <text:p>nof_comp sol blacklist <text:s/>no_same_component</text:p>
          </table:table-cell>
          <table:table-cell table:style-name="Default" office:value-type="string" calcext:value-type="string">
            <text:p>nof_leaves sol blacklist <text:s/>no_same_component</text:p>
          </table:table-cell>
          <table:table-cell table:style-name="Default" office:value-type="string" calcext:value-type="string">
            <text:p><text:s/>time with templates (s) no_same_component</text:p>
          </table:table-cell>
          <table:table-cell table:style-name="Default" office:value-type="string" calcext:value-type="string">
            <text:p><text:s/>solution with templates no_same_component</text:p>
          </table:table-cell>
          <table:table-cell table:style-name="Default" office:value-type="string" calcext:value-type="string">
            <text:p>nof_nodes sol template no_same_component</text:p>
          </table:table-cell>
          <table:table-cell table:style-name="Default" office:value-type="string" calcext:value-type="string">
            <text:p>nof_comp sol template no_same_component</text:p>
          </table:table-cell>
          <table:table-cell table:style-name="ce1" office:value-type="string" calcext:value-type="string">
            <text:p>nof_leaves sol template no_same_component</text:p>
          </table:table-cell>
          <table:table-cell table:style-name="Default" office:value-type="string" calcext:value-type="string">
            <text:p><text:s/>time plain (s) no_same_component (big constant)</text:p>
          </table:table-cell>
          <table:table-cell table:style-name="Default" office:value-type="string" calcext:value-type="string">
            <text:p><text:s/>solution plain no_same_component (big constant)</text:p>
          </table:table-cell>
          <table:table-cell table:style-name="Default" office:value-type="string" calcext:value-type="string">
            <text:p>nof_nodes sol plain no_same_component (big constant)</text:p>
          </table:table-cell>
          <table:table-cell table:style-name="Default" office:value-type="string" calcext:value-type="string">
            <text:p>nof_comp sol plain no_same_component (big constant)</text:p>
          </table:table-cell>
          <table:table-cell table:style-name="Default" office:value-type="string" calcext:value-type="string">
            <text:p>nof_leaves sol plain no_same_component (big constant)</text:p>
          </table:table-cell>
          <table:table-cell table:style-name="Default" office:value-type="string" calcext:value-type="string">
            <text:p><text:s/>time with blacklist (s) no_same_component (big constant)</text:p>
          </table:table-cell>
          <table:table-cell table:style-name="Default" office:value-type="string" calcext:value-type="string">
            <text:p><text:s/>solution with blacklist no_same_component (big constant)</text:p>
          </table:table-cell>
          <table:table-cell table:style-name="Default" office:value-type="string" calcext:value-type="string">
            <text:p>nof_nodes sol placklistlabin no_same_component (big constant)</text:p>
          </table:table-cell>
          <table:table-cell table:style-name="Default" office:value-type="string" calcext:value-type="string">
            <text:p>nof_comp sol blacklist no_same_component (big constant)</text:p>
          </table:table-cell>
          <table:table-cell table:style-name="Default" office:value-type="string" calcext:value-type="string">
            <text:p>nof_leaves sol blacklist no_same_component (big constant)</text:p>
          </table:table-cell>
          <table:table-cell table:style-name="Default" office:value-type="string" calcext:value-type="string">
            <text:p><text:s/>time with templates (s) no_same_component (big constant)</text:p>
          </table:table-cell>
          <table:table-cell table:style-name="Default" office:value-type="string" calcext:value-type="string">
            <text:p><text:s/>solution with templates no_same_component (big constant)</text:p>
          </table:table-cell>
          <table:table-cell table:style-name="Default" office:value-type="string" calcext:value-type="string">
            <text:p>nof_nodes sol template no_same_component (big constant)</text:p>
          </table:table-cell>
          <table:table-cell table:style-name="Default" office:value-type="string" calcext:value-type="string">
            <text:p>nof_comp sol template no_same_component (big constant)</text:p>
          </table:table-cell>
          <table:table-cell table:style-name="ce1" office:value-type="string" calcext:value-type="string">
            <text:p>nof_leaves sol template no_same_component (big constant)</text:p>
          </table:table-cell>
          <table:table-cell table:style-name="Default" office:value-type="string" calcext:value-type="string">
            <text:p><text:s/>time plain (s) no_same_component (even bigger constants)</text:p>
          </table:table-cell>
          <table:table-cell table:style-name="Default" office:value-type="string" calcext:value-type="string">
            <text:p><text:s/>solution plain no_same_component (even bigger constants)</text:p>
          </table:table-cell>
          <table:table-cell table:style-name="Default" office:value-type="string" calcext:value-type="string">
            <text:p>nof_nodes sol plain no_same_component (even bigger constants)</text:p>
          </table:table-cell>
          <table:table-cell table:style-name="Default" office:value-type="string" calcext:value-type="string">
            <text:p>nof_comp sol plain no_same_component (even bigger constants)</text:p>
          </table:table-cell>
          <table:table-cell table:style-name="Default" office:value-type="string" calcext:value-type="string">
            <text:p>nof_leaves sol plain no_same_component (even bigger constants)</text:p>
          </table:table-cell>
          <table:table-cell table:style-name="Default" office:value-type="string" calcext:value-type="string">
            <text:p><text:s/>time with blacklist (s) no_same_component (even bigger constants)</text:p>
          </table:table-cell>
          <table:table-cell table:style-name="Default" office:value-type="string" calcext:value-type="string">
            <text:p><text:s/>solution with blacklist no_same_component (even bigger constants)</text:p>
          </table:table-cell>
          <table:table-cell table:style-name="Default" office:value-type="string" calcext:value-type="string">
            <text:p>nof_nodes sol blacklist no_same_component (even bigger constants)</text:p>
          </table:table-cell>
          <table:table-cell table:style-name="Default" office:value-type="string" calcext:value-type="string">
            <text:p>nof_comp sol blacklist no_same_component (even bigger constants)</text:p>
          </table:table-cell>
          <table:table-cell table:style-name="Default" office:value-type="string" calcext:value-type="string">
            <text:p>nof_leaves sol plablacklistin no_same_component (even bigger constants)</text:p>
          </table:table-cell>
          <table:table-cell table:style-name="Default" office:value-type="string" calcext:value-type="string">
            <text:p><text:s/>time with templates (s) no_same_component (even bigger constants)</text:p>
          </table:table-cell>
          <table:table-cell table:style-name="Default" office:value-type="string" calcext:value-type="string">
            <text:p><text:s/>solution with templates no_same_component (even bigger constants)</text:p>
          </table:table-cell>
          <table:table-cell office:value-type="string" calcext:value-type="string">
            <text:p>nof_nodes sol templateltpemplateain no_same_component (even bigger constants)</text:p>
          </table:table-cell>
          <table:table-cell office:value-type="string" calcext:value-type="string">
            <text:p>nof_comp sol template no_same_component (even bigger constants)</text:p>
          </table:table-cell>
          <table:table-cell office:value-type="string" calcext:value-type="string">
            <text:p>nof_leaves sol template no_same_component (even bigger constants)</text:p>
          </table:table-cell>
          <table:table-cell office:value-type="string" calcext:value-type="string">
            <text:p><text:s/>nof components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nof_examples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float" office:value="0.060663" calcext:value-type="float">
            <text:p>0.060663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2428" calcext:value-type="float">
            <text:p>0.03242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45811" calcext:value-type="float">
            <text:p>0.945811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9756" calcext:value-type="float">
            <text:p>0.029756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4704" calcext:value-type="float">
            <text:p>0.024704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57254" calcext:value-type="float">
            <text:p>0.757254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1925" calcext:value-type="float">
            <text:p>0.021925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078" calcext:value-type="float">
            <text:p>0.0207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35925" calcext:value-type="float">
            <text:p>0.935925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1403" calcext:value-type="float">
            <text:p>0.031403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1258" calcext:value-type="float">
            <text:p>0.04125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84004" calcext:value-type="float">
            <text:p>0.984004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7869" calcext:value-type="float">
            <text:p>0.027869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0546" calcext:value-type="float">
            <text:p>0.030546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081863" calcext:value-type="float">
            <text:p>1.081863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4];[.G4];[.L4];[.Q4];[.V4];[.AA4];[.AF4];[.AK4];[.AP4];[.AU4];[.AZ4];[.BE4];[.BJ4];[.BO4];[.BT4])" office:value-type="float" office:value="0.02078" calcext:value-type="float">
            <text:p>0.02078</text:p>
          </table:table-cell>
          <table:table-cell office:value-type="string" calcext:value-type="string">
            <text:p>appe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float" office:value="0.061636" calcext:value-type="float">
            <text:p>0.061636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7036" calcext:value-type="float">
            <text:p>0.027036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17539" calcext:value-type="float">
            <text:p>0.817539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9272" calcext:value-type="float">
            <text:p>0.029272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7483" calcext:value-type="float">
            <text:p>0.027483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26535" calcext:value-type="float">
            <text:p>0.726535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67102" calcext:value-type="float">
            <text:p>0.067102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58098" calcext:value-type="float">
            <text:p>0.058098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57553" calcext:value-type="float">
            <text:p>0.557553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551" calcext:value-type="float">
            <text:p>0.1551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95074" calcext:value-type="float">
            <text:p>0.195074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95802" calcext:value-type="float">
            <text:p>0.995802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05907" calcext:value-type="float">
            <text:p>0.105907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05522" calcext:value-type="float">
            <text:p>0.105522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111968" calcext:value-type="float">
            <text:p>1.111968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5];[.G5];[.L5];[.Q5];[.V5];[.AA5];[.AF5];[.AK5];[.AP5];[.AU5];[.AZ5];[.BE5];[.BJ5];[.BO5];[.BT5])" office:value-type="float" office:value="0.027036" calcext:value-type="float">
            <text:p>0.027036</text:p>
          </table:table-cell>
          <table:table-cell office:value-type="string" calcext:value-type="string">
            <text:p>conc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float" office:value="0.029573" calcext:value-type="float">
            <text:p>0.029573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2846" calcext:value-type="float">
            <text:p>0.032846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04048" calcext:value-type="float">
            <text:p>0.104048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9182" calcext:value-type="float">
            <text:p>0.019182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0015" calcext:value-type="float">
            <text:p>0.030015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64817" calcext:value-type="float">
            <text:p>0.164817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2027" calcext:value-type="float">
            <text:p>0.022027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649" calcext:value-type="float">
            <text:p>0.02649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7204" calcext:value-type="float">
            <text:p>0.087204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0795" calcext:value-type="float">
            <text:p>0.020795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3971" calcext:value-type="float">
            <text:p>0.023971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82778" calcext:value-type="float">
            <text:p>0.182778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8756" calcext:value-type="float">
            <text:p>0.018756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2183" calcext:value-type="float">
            <text:p>0.022183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76652" calcext:value-type="float">
            <text:p>0.176652</text:p>
          </table:table-cell>
          <table:table-cell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6];[.G6];[.L6];[.Q6];[.V6];[.AA6];[.AF6];[.AK6];[.AP6];[.AU6];[.AZ6];[.BE6];[.BJ6];[.BO6];[.BT6])" office:value-type="float" office:value="0.018756" calcext:value-type="float">
            <text:p>0.018756</text:p>
          </table:table-cell>
          <table:table-cell office:value-type="string" calcext:value-type="string">
            <text:p>dr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float" office:value="0.04608" calcext:value-type="float">
            <text:p>0.04608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4235" calcext:value-type="float">
            <text:p>0.024235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80804" calcext:value-type="float">
            <text:p>0.280804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7865" calcext:value-type="float">
            <text:p>0.017865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25071" calcext:value-type="float">
            <text:p>0.525071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70502" calcext:value-type="float">
            <text:p>0.070502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64836" calcext:value-type="float">
            <text:p>0.064836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3.8805" calcext:value-type="float">
            <text:p>83.8805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0537" calcext:value-type="float">
            <text:p>0.0537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57033" calcext:value-type="float">
            <text:p>0.057033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3.22727" calcext:value-type="float">
            <text:p>83.22727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038447" calcext:value-type="float">
            <text:p>0.038447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9519" calcext:value-type="float">
            <text:p>0.039519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3.384141" calcext:value-type="float">
            <text:p>83.384141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7];[.G7];[.L7];[.Q7];[.V7];[.AA7];[.AF7];[.AK7];[.AP7];[.AU7];[.AZ7];[.BE7];[.BJ7];[.BO7];[.BT7])" office:value-type="float" office:value="0.017865" calcext:value-type="float">
            <text:p>0.017865</text:p>
          </table:table-cell>
          <table:table-cell office:value-type="string" calcext:value-type="string">
            <text:p>drop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max</text:p>
          </table:table-cell>
          <table:table-cell office:value-type="float" office:value="0.196164" calcext:value-type="float">
            <text:p>0.196164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84318" calcext:value-type="float">
            <text:p>0.084318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53722" calcext:value-type="float">
            <text:p>2.53722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15739" calcext:value-type="float">
            <text:p>0.115739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939" calcext:value-type="float">
            <text:p>0.06939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927705" calcext:value-type="float">
            <text:p>2.927705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43705" calcext:value-type="float">
            <text:p>0.043705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52244" calcext:value-type="float">
            <text:p>0.052244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42433" calcext:value-type="float">
            <text:p>0.142433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42456" calcext:value-type="float">
            <text:p>0.042456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44441" calcext:value-type="float">
            <text:p>0.044441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90062" calcext:value-type="float">
            <text:p>0.290062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42041" calcext:value-type="float">
            <text:p>0.042041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41823" calcext:value-type="float">
            <text:p>0.041823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93102" calcext:value-type="float">
            <text:p>0.293102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8];[.G8];[.L8];[.Q8];[.V8];[.AA8];[.AF8];[.AK8];[.AP8];[.AU8];[.AZ8];[.BE8];[.BJ8];[.BO8];[.BT8])" office:value-type="float" office:value="0.041823" calcext:value-type="float">
            <text:p>0.041823</text:p>
          </table:table-cell>
          <table:table-cell office:value-type="string" calcext:value-type="string">
            <text:p>dropma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office:value-type="float" office:value="18.383183" calcext:value-type="float">
            <text:p>18.383183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.265794" calcext:value-type="float">
            <text:p>6.265794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5.570602" calcext:value-type="float">
            <text:p>45.570602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9.592995" calcext:value-type="float">
            <text:p>9.592995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185943" calcext:value-type="float">
            <text:p>8.185943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4.847823" calcext:value-type="float">
            <text:p>54.847823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0.307361" calcext:value-type="float">
            <text:p>10.307361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.133649" calcext:value-type="float">
            <text:p>10.133649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0.512267" calcext:value-type="float">
            <text:p>60.512267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29.383193" calcext:value-type="float">
            <text:p>29.383193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.710284" calcext:value-type="float">
            <text:p>21.710284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9.836701" calcext:value-type="float">
            <text:p>59.836701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25.259067" calcext:value-type="float">
            <text:p>25.259067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.892223" calcext:value-type="float">
            <text:p>18.892223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9.613855" calcext:value-type="float">
            <text:p>59.613855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9];[.G9];[.L9];[.Q9];[.V9];[.AA9];[.AF9];[.AK9];[.AP9];[.AU9];[.AZ9];[.BE9];[.BJ9];[.BO9];[.BT9])" office:value-type="float" office:value="6.265794" calcext:value-type="float">
            <text:p>6.265794</text:p>
          </table:table-cell>
          <table:table-cell office:value-type="string" calcext:value-type="string">
            <text:p>enumFrom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float" office:value="0.044804" calcext:value-type="float">
            <text:p>0.044804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0214" calcext:value-type="float">
            <text:p>0.020214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9112" calcext:value-type="float">
            <text:p>0.39112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2351" calcext:value-type="float">
            <text:p>0.032351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4886" calcext:value-type="float">
            <text:p>0.024886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37402" calcext:value-type="float">
            <text:p>0.437402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57409" calcext:value-type="float">
            <text:p>0.257409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759" calcext:value-type="float">
            <text:p>0.2759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12245" calcext:value-type="float">
            <text:p>0.312245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90397" calcext:value-type="float">
            <text:p>0.390397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1418" calcext:value-type="float">
            <text:p>0.421418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24409" calcext:value-type="float">
            <text:p>0.324409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64752" calcext:value-type="float">
            <text:p>0.264752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61322" calcext:value-type="float">
            <text:p>0.261322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25671" calcext:value-type="float">
            <text:p>0.325671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0];[.G10];[.L10];[.Q10];[.V10];[.AA10];[.AF10];[.AK10];[.AP10];[.AU10];[.AZ10];[.BE10];[.BJ10];[.BO10];[.BT10])" office:value-type="float" office:value="0.020214" calcext:value-type="float">
            <text:p>0.020214</text:p>
          </table:table-cell>
          <table:table-cell office:value-type="string" calcext:value-type="string">
            <text:p>enum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float" office:value="0.001813" calcext:value-type="float">
            <text:p>0.001813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29" calcext:value-type="float">
            <text:p>0.00229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608407" calcext:value-type="float">
            <text:p>16.608407</text:p>
          </table:table-cell>
          <table:table-cell office:value-type="string" calcext:value-type="string">
            <text:p>prod (b_foldNat (List Int) (map Int Int b_succ) (enumTo _0) b_zero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01907" calcext:value-type="float">
            <text:p>0.001907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294" calcext:value-type="float">
            <text:p>0.002294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11841" calcext:value-type="float">
            <text:p>15.11841</text:p>
          </table:table-cell>
          <table:table-cell office:value-type="string" calcext:value-type="string">
            <text:p>prod (b_foldNat (List Int) (map Int Int b_succ) (enumTo _0) b_zero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00914" calcext:value-type="float">
            <text:p>0.000914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221" calcext:value-type="float">
            <text:p>0.001221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448" calcext:value-type="float">
            <text:p>0.001448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58" calcext:value-type="float">
            <text:p>0.00258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71" calcext:value-type="float">
            <text:p>0.00271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6643" calcext:value-type="float">
            <text:p>0.006643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518" calcext:value-type="float">
            <text:p>0.002518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904" calcext:value-type="float">
            <text:p>0.002904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6585" calcext:value-type="float">
            <text:p>0.006585</text:p>
          </table:table-cell>
          <table:table-cell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1];[.G11];[.L11];[.Q11];[.V11];[.AA11];[.AF11];[.AK11];[.AP11];[.AU11];[.AZ11];[.BE11];[.BJ11];[.BO11];[.BT11])" office:value-type="float" office:value="0.000914" calcext:value-type="float">
            <text:p>0.000914</text:p>
          </table:table-cell>
          <table:table-cell office:value-type="string" calcext:value-type="string">
            <text:p>factori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_even</text:p>
          </table:table-cell>
          <table:table-cell office:value-type="float" office:value="0.000458" calcext:value-type="float">
            <text:p>0.000458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52" calcext:value-type="float">
            <text:p>0.000552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49" calcext:value-type="float">
            <text:p>0.000549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46" calcext:value-type="float">
            <text:p>0.00046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49" calcext:value-type="float">
            <text:p>0.000549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52" calcext:value-type="float">
            <text:p>0.000552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463" calcext:value-type="float">
            <text:p>0.000463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99" calcext:value-type="float">
            <text:p>0.000599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56" calcext:value-type="float">
            <text:p>0.000556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469" calcext:value-type="float">
            <text:p>0.000469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78" calcext:value-type="float">
            <text:p>0.000778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61" calcext:value-type="float">
            <text:p>0.000561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459" calcext:value-type="float">
            <text:p>0.000459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49" calcext:value-type="float">
            <text:p>0.000549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52" calcext:value-type="float">
            <text:p>0.000552</text:p>
          </table:table-cell>
          <table:table-cell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2];[.G12];[.L12];[.Q12];[.V12];[.AA12];[.AF12];[.AK12];[.AP12];[.AU12];[.AZ12];[.BE12];[.BJ12];[.BO12];[.BT12])" office:value-type="float" office:value="0.000458" calcext:value-type="float">
            <text:p>0.000458</text:p>
          </table:table-cell>
          <table:table-cell office:value-type="string" calcext:value-type="string">
            <text:p>is_ev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_nil</text:p>
          </table:table-cell>
          <table:table-cell office:value-type="float" office:value="0.001742" calcext:value-type="float">
            <text:p>0.001742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964" calcext:value-type="float">
            <text:p>0.001964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1442" calcext:value-type="float">
            <text:p>0.011442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76" calcext:value-type="float">
            <text:p>0.00176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048" calcext:value-type="float">
            <text:p>0.002048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2941" calcext:value-type="float">
            <text:p>0.012941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262" calcext:value-type="float">
            <text:p>0.002262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367" calcext:value-type="float">
            <text:p>0.003367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700412" calcext:value-type="float">
            <text:p>15.700412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002609" calcext:value-type="float">
            <text:p>0.002609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319" calcext:value-type="float">
            <text:p>0.003319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603732" calcext:value-type="float">
            <text:p>15.603732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002842" calcext:value-type="float">
            <text:p>0.002842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338" calcext:value-type="float">
            <text:p>0.003338</text:p>
          </table:table-cell>
          <table:table-cell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625966" calcext:value-type="float">
            <text:p>15.625966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13];[.G13];[.L13];[.Q13];[.V13];[.AA13];[.AF13];[.AK13];[.AP13];[.AU13];[.AZ13];[.BE13];[.BJ13];[.BO13];[.BT13])" office:value-type="float" office:value="0.001742" calcext:value-type="float">
            <text:p>0.001742</text:p>
          </table:table-cell>
          <table:table-cell office:value-type="string" calcext:value-type="string">
            <text:p>is_n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0.000825" calcext:value-type="float">
            <text:p>0.00082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171" calcext:value-type="float">
            <text:p>0.001171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892" calcext:value-type="float">
            <text:p>0.000892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007" calcext:value-type="float">
            <text:p>0.00100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997" calcext:value-type="float">
            <text:p>0.00099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929" calcext:value-type="float">
            <text:p>0.000929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967" calcext:value-type="float">
            <text:p>0.00096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225" calcext:value-type="float">
            <text:p>0.00122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038" calcext:value-type="float">
            <text:p>0.001038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255" calcext:value-type="float">
            <text:p>0.00225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347" calcext:value-type="float">
            <text:p>0.00334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4153" calcext:value-type="float">
            <text:p>0.004153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207" calcext:value-type="float">
            <text:p>0.00120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644" calcext:value-type="float">
            <text:p>0.001644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295" calcext:value-type="float">
            <text:p>0.00129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4];[.G14];[.L14];[.Q14];[.V14];[.AA14];[.AF14];[.AK14];[.AP14];[.AU14];[.AZ14];[.BE14];[.BJ14];[.BO14];[.BT14])" office:value-type="float" office:value="0.000825" calcext:value-type="float">
            <text:p>0.000825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.42976" calcext:value-type="float">
            <text:p>5.42976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33549" calcext:value-type="float">
            <text:p>0.33549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032337" calcext:value-type="float">
            <text:p>3.032337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656465" calcext:value-type="float">
            <text:p>2.656465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416403" calcext:value-type="float">
            <text:p>1.416403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46381" calcext:value-type="float">
            <text:p>4.46381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49805" calcext:value-type="float">
            <text:p>2.149805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38304" calcext:value-type="float">
            <text:p>1.38304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228571" calcext:value-type="float">
            <text:p>1.228571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258789" calcext:value-type="float">
            <text:p>3.258789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776223" calcext:value-type="float">
            <text:p>1.776223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215685" calcext:value-type="float">
            <text:p>2.215685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.832364" calcext:value-type="float">
            <text:p>8.832364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007639" calcext:value-type="float">
            <text:p>4.007639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291459" calcext:value-type="float">
            <text:p>3.291459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5];[.G15];[.L15];[.Q15];[.V15];[.AA15];[.AF15];[.AK15];[.AP15];[.AU15];[.AZ15];[.BE15];[.BJ15];[.BO15];[.BT15])" office:value-type="float" office:value="0.33549" calcext:value-type="float">
            <text:p>0.33549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float" office:value="0.072728" calcext:value-type="float">
            <text:p>0.072728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6511" calcext:value-type="float">
            <text:p>0.086511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061657" calcext:value-type="float">
            <text:p>1.061657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57073" calcext:value-type="float">
            <text:p>0.057073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8602" calcext:value-type="float">
            <text:p>0.088602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3819" calcext:value-type="float">
            <text:p>0.73819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7367" calcext:value-type="float">
            <text:p>0.027367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9916" calcext:value-type="float">
            <text:p>0.049916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8952" calcext:value-type="float">
            <text:p>0.088952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8774" calcext:value-type="float">
            <text:p>0.038774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5645" calcext:value-type="float">
            <text:p>0.045645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02391" calcext:value-type="float">
            <text:p>0.302391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3167" calcext:value-type="float">
            <text:p>0.033167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1566" calcext:value-type="float">
            <text:p>0.041566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19425" calcext:value-type="float">
            <text:p>0.319425</text:p>
          </table:table-cell>
          <table:table-cell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6];[.G16];[.L16];[.Q16];[.V16];[.AA16];[.AF16];[.AK16];[.AP16];[.AU16];[.AZ16];[.BE16];[.BJ16];[.BO16];[.BT16])" office:value-type="float" office:value="0.027367" calcext:value-type="float">
            <text:p>0.027367</text:p>
          </table:table-cell>
          <table:table-cell office:value-type="string" calcext:value-type="string">
            <text:p>map_ad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_double</text:p>
          </table:table-cell>
          <table:table-cell office:value-type="float" office:value="1.651673" calcext:value-type="float">
            <text:p>1.65167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60924" calcext:value-type="float">
            <text:p>1.060924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4.089389" calcext:value-type="float">
            <text:p>44.089389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.569245" calcext:value-type="float">
            <text:p>1.569245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0063" calcext:value-type="float">
            <text:p>0.7006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3.340286" calcext:value-type="float">
            <text:p>53.340286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.026287" calcext:value-type="float">
            <text:p>1.026287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888343" calcext:value-type="float">
            <text:p>0.88834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.756699" calcext:value-type="float">
            <text:p>58.756699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.30687" calcext:value-type="float">
            <text:p>1.30687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41052" calcext:value-type="float">
            <text:p>1.041052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7.736686" calcext:value-type="float">
            <text:p>57.736686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.13039" calcext:value-type="float">
            <text:p>1.13039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806885" calcext:value-type="float">
            <text:p>0.806885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7.713957" calcext:value-type="float">
            <text:p>57.713957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17];[.G17];[.L17];[.Q17];[.V17];[.AA17];[.AF17];[.AK17];[.AP17];[.AU17];[.AZ17];[.BE17];[.BJ17];[.BO17];[.BT17])" office:value-type="float" office:value="0.70063" calcext:value-type="float">
            <text:p>0.70063</text:p>
          </table:table-cell>
          <table:table-cell office:value-type="string" calcext:value-type="string">
            <text:p>map_doub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0.067999" calcext:value-type="float">
            <text:p>0.067999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73084" calcext:value-type="float">
            <text:p>0.073084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32469" calcext:value-type="float">
            <text:p>0.732469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56155" calcext:value-type="float">
            <text:p>0.056155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6485" calcext:value-type="float">
            <text:p>0.06485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43522" calcext:value-type="float">
            <text:p>0.743522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52104" calcext:value-type="float">
            <text:p>0.052104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07734" calcext:value-type="float">
            <text:p>0.107734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63197" calcext:value-type="float">
            <text:p>0.863197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85733" calcext:value-type="float">
            <text:p>0.185733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60815" calcext:value-type="float">
            <text:p>0.160815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003901" calcext:value-type="float">
            <text:p>1.003901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30781" calcext:value-type="float">
            <text:p>0.130781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34986" calcext:value-type="float">
            <text:p>0.134986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006967" calcext:value-type="float">
            <text:p>1.006967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8];[.G18];[.L18];[.Q18];[.V18];[.AA18];[.AF18];[.AK18];[.AP18];[.AU18];[.AZ18];[.BE18];[.BJ18];[.BO18];[.BT18])" office:value-type="float" office:value="0.052104" calcext:value-type="float">
            <text:p>0.052104</text:p>
          </table:table-cell>
          <table:table-cell office:value-type="string" calcext:value-type="string">
            <text:p>maxim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float" office:value="4.72686" calcext:value-type="float">
            <text:p>4.72686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732344" calcext:value-type="float">
            <text:p>3.732344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.549188" calcext:value-type="float">
            <text:p>9.549188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033302" calcext:value-type="float">
            <text:p>4.033302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500838" calcext:value-type="float">
            <text:p>3.500838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688945" calcext:value-type="float">
            <text:p>7.688945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821841" calcext:value-type="float">
            <text:p>3.821841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303882" calcext:value-type="float">
            <text:p>2.303882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221033" calcext:value-type="float">
            <text:p>1.221033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45412" calcext:value-type="float">
            <text:p>4.45412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666386" calcext:value-type="float">
            <text:p>3.666386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1.439311" calcext:value-type="float">
            <text:p>51.439311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3.461326" calcext:value-type="float">
            <text:p>3.461326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087084" calcext:value-type="float">
            <text:p>3.087084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1.686636" calcext:value-type="float">
            <text:p>51.686636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19];[.G19];[.L19];[.Q19];[.V19];[.AA19];[.AF19];[.AK19];[.AP19];[.AU19];[.AZ19];[.BE19];[.BJ19];[.BO19];[.BT19])" office:value-type="float" office:value="1.221033" calcext:value-type="float">
            <text:p>1.221033</text:p>
          </table:table-cell>
          <table:table-cell office:value-type="string" calcext:value-type="string">
            <text:p>memb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float" office:value="0.839367" calcext:value-type="float">
            <text:p>0.839367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62086" calcext:value-type="float">
            <text:p>0.162086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026967" calcext:value-type="float">
            <text:p>5.026967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28808" calcext:value-type="float">
            <text:p>0.328808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47395" calcext:value-type="float">
            <text:p>0.147395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02869" calcext:value-type="float">
            <text:p>0.802869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25541" calcext:value-type="float">
            <text:p>0.225541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66823" calcext:value-type="float">
            <text:p>0.166823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43008" calcext:value-type="float">
            <text:p>0.343008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15716" calcext:value-type="float">
            <text:p>0.315716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1742" calcext:value-type="float">
            <text:p>0.21742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273248" calcext:value-type="float">
            <text:p>1.273248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89493" calcext:value-type="float">
            <text:p>0.289493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30303" calcext:value-type="float">
            <text:p>0.230303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22672" calcext:value-type="float">
            <text:p>0.322672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20];[.G20];[.L20];[.Q20];[.V20];[.AA20];[.AF20];[.AK20];[.AP20];[.AU20];[.AZ20];[.BE20];[.BJ20];[.BO20];[.BT20])" office:value-type="float" office:value="0.147395" calcext:value-type="float">
            <text:p>0.147395</text:p>
          </table:table-cell>
          <table:table-cell office:value-type="string" calcext:value-type="string">
            <text:p>multfir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float" office:value="9.721283" calcext:value-type="float">
            <text:p>9.721283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118883" calcext:value-type="float">
            <text:p>1.118883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.954683" calcext:value-type="float">
            <text:p>39.954683</text:p>
          </table:table-cell>
          <table:table-cell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.295139" calcext:value-type="float">
            <text:p>3.295139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869795" calcext:value-type="float">
            <text:p>0.869795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.55407" calcext:value-type="float">
            <text:p>21.55407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368978" calcext:value-type="float">
            <text:p>1.368978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702932" calcext:value-type="float">
            <text:p>0.702932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574752" calcext:value-type="float">
            <text:p>4.574752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01591" calcext:value-type="float">
            <text:p>2.01591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088024" calcext:value-type="float">
            <text:p>1.088024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7.627156" calcext:value-type="float">
            <text:p>57.627156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.774189" calcext:value-type="float">
            <text:p>1.774189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89619" calcext:value-type="float">
            <text:p>0.89619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.046045" calcext:value-type="float">
            <text:p>50.046045</text:p>
          </table:table-cell>
          <table:table-cell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21];[.G21];[.L21];[.Q21];[.V21];[.AA21];[.AF21];[.AK21];[.AP21];[.AU21];[.AZ21];[.BE21];[.BJ21];[.BO21];[.BT21])" office:value-type="float" office:value="0.702932" calcext:value-type="float">
            <text:p>0.702932</text:p>
          </table:table-cell>
          <table:table-cell office:value-type="string" calcext:value-type="string">
            <text:p>mult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th</text:p>
          </table:table-cell>
          <table:table-cell office:value-type="float" office:value="94.523131" calcext:value-type="float">
            <text:p>94.523131</text:p>
          </table:table-cell>
          <table:table-cell office:value-type="string" calcext:value-type="string">
            <text:p>head &amp;0 (drop &amp;0 _0 (con &amp;0 (head &amp;0 _1) _1)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707618" calcext:value-type="float">
            <text:p>0.707618</text:p>
          </table:table-cell>
          <table:table-cell office:value-type="string" calcext:value-type="string">
            <text:p>head &amp;0 (drop &amp;0 _0 (con &amp;0 (head &amp;0 _1) _1)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.888288" calcext:value-type="float">
            <text:p>12.888288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995412" calcext:value-type="float">
            <text:p>0.995412</text:p>
          </table:table-cell>
          <table:table-cell office:value-type="string" calcext:value-type="string">
            <text:p>head &amp;0 (drop &amp;0 _0 (con &amp;0 (head &amp;0 _1) _1)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46061" calcext:value-type="float">
            <text:p>0.46061</text:p>
          </table:table-cell>
          <table:table-cell office:value-type="string" calcext:value-type="string">
            <text:p>head &amp;0 (drop &amp;0 _0 (con &amp;0 (head &amp;0 _1) _1)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.562236" calcext:value-type="float">
            <text:p>15.562236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659748" calcext:value-type="float">
            <text:p>0.659748</text:p>
          </table:table-cell>
          <table:table-cell office:value-type="string" calcext:value-type="string">
            <text:p>head &amp;0 (drop &amp;0 _0 (con &amp;0 (head &amp;0 _1) _1)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457098" calcext:value-type="float">
            <text:p>0.457098</text:p>
          </table:table-cell>
          <table:table-cell office:value-type="string" calcext:value-type="string">
            <text:p>head &amp;0 (drop &amp;0 _0 (con &amp;0 (head &amp;0 _1) _1)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.29703" calcext:value-type="float">
            <text:p>16.29703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709385" calcext:value-type="float">
            <text:p>0.709385</text:p>
          </table:table-cell>
          <table:table-cell office:value-type="string" calcext:value-type="string">
            <text:p>head &amp;0 (drop &amp;0 _0 (con &amp;0 (head &amp;0 _1) _1)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460471" calcext:value-type="float">
            <text:p>0.460471</text:p>
          </table:table-cell>
          <table:table-cell office:value-type="string" calcext:value-type="string">
            <text:p>head &amp;0 (drop &amp;0 _0 (con &amp;0 (head &amp;0 _1) _1)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.127725" calcext:value-type="float">
            <text:p>16.127725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0.51495" calcext:value-type="float">
            <text:p>0.51495</text:p>
          </table:table-cell>
          <table:table-cell office:value-type="string" calcext:value-type="string">
            <text:p>head &amp;0 (drop &amp;0 _0 (con &amp;0 (head &amp;0 _1) _1)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411868" calcext:value-type="float">
            <text:p>0.411868</text:p>
          </table:table-cell>
          <table:table-cell office:value-type="string" calcext:value-type="string">
            <text:p>head &amp;0 (drop &amp;0 _0 (con &amp;0 (head &amp;0 _1) _1)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.219216" calcext:value-type="float">
            <text:p>16.219216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22];[.G22];[.L22];[.Q22];[.V22];[.AA22];[.AF22];[.AK22];[.AP22];[.AU22];[.AZ22];[.BE22];[.BJ22];[.BO22];[.BT22])" office:value-type="float" office:value="0.411868" calcext:value-type="float">
            <text:p>0.411868</text:p>
          </table:table-cell>
          <table:table-cell office:value-type="string" calcext:value-type="string">
            <text:p>n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float" office:value="0.20369" calcext:value-type="float">
            <text:p>0.20369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2077" calcext:value-type="float">
            <text:p>0.062077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488398" calcext:value-type="float">
            <text:p>3.488398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47194" calcext:value-type="float">
            <text:p>0.047194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48736" calcext:value-type="float">
            <text:p>0.048736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860193" calcext:value-type="float">
            <text:p>1.860193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3966" calcext:value-type="float">
            <text:p>0.03966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35631" calcext:value-type="float">
            <text:p>0.035631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37007" calcext:value-type="float">
            <text:p>0.237007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4687" calcext:value-type="float">
            <text:p>0.074687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94596" calcext:value-type="float">
            <text:p>0.094596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070959" calcext:value-type="float">
            <text:p>1.070959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58551" calcext:value-type="float">
            <text:p>0.058551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7356" calcext:value-type="float">
            <text:p>0.067356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095817" calcext:value-type="float">
            <text:p>1.095817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3];[.G23];[.L23];[.Q23];[.V23];[.AA23];[.AF23];[.AK23];[.AP23];[.AU23];[.AZ23];[.BE23];[.BJ23];[.BO23];[.BT23])" office:value-type="float" office:value="0.035631" calcext:value-type="float">
            <text:p>0.035631</text:p>
          </table:table-cell>
          <table:table-cell office:value-type="string" calcext:value-type="string">
            <text:p>replic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5.773842" calcext:value-type="float">
            <text:p>15.773842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349408" calcext:value-type="float">
            <text:p>0.349408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.784794" calcext:value-type="float">
            <text:p>9.784794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513571" calcext:value-type="float">
            <text:p>0.513571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54265" calcext:value-type="float">
            <text:p>0.254265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.779021" calcext:value-type="float">
            <text:p>11.779021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254063" calcext:value-type="float">
            <text:p>1.254063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40099" calcext:value-type="float">
            <text:p>0.740099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.053304" calcext:value-type="float">
            <text:p>33.053304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42474" calcext:value-type="float">
            <text:p>6.442474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943672" calcext:value-type="float">
            <text:p>2.943672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.628601" calcext:value-type="float">
            <text:p>48.628601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081202" calcext:value-type="float">
            <text:p>3.081202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567952" calcext:value-type="float">
            <text:p>1.567952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.265185" calcext:value-type="float">
            <text:p>41.265185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4];[.G24];[.L24];[.Q24];[.V24];[.AA24];[.AF24];[.AK24];[.AP24];[.AU24];[.AZ24];[.BE24];[.BJ24];[.BO24];[.BT24])" office:value-type="float" office:value="0.254265" calcext:value-type="float">
            <text:p>0.254265</text:p>
          </table:table-cell>
          <table:table-cell office:value-type="string" calcext:value-type="string">
            <text:p>rever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float" office:value="192.193623" calcext:value-type="float">
            <text:p>192.193623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97611" calcext:value-type="float">
            <text:p>6.597611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6.808739" calcext:value-type="float">
            <text:p>76.808739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4.318613" calcext:value-type="float">
            <text:p>14.318613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.396909" calcext:value-type="float">
            <text:p>4.396909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0.441523" calcext:value-type="float">
            <text:p>90.441523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4.352798" calcext:value-type="float">
            <text:p>4.352798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.491215" calcext:value-type="float">
            <text:p>2.491215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5.81899" calcext:value-type="float">
            <text:p>95.81899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6.476007" calcext:value-type="float">
            <text:p>6.476007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.149249" calcext:value-type="float">
            <text:p>5.149249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4.875343" calcext:value-type="float">
            <text:p>94.875343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4.264716" calcext:value-type="float">
            <text:p>4.264716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.414742" calcext:value-type="float">
            <text:p>2.414742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5.397397" calcext:value-type="float">
            <text:p>95.397397</text:p>
          </table:table-cell>
          <table:table-cell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25];[.G25];[.L25];[.Q25];[.V25];[.AA25];[.AF25];[.AK25];[.AP25];[.AU25];[.AZ25];[.BE25];[.BJ25];[.BO25];[.BT25])" office:value-type="float" office:value="2.414742" calcext:value-type="float">
            <text:p>2.414742</text:p>
          </table:table-cell>
          <table:table-cell office:value-type="string" calcext:value-type="string">
            <text:p>stut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050022" calcext:value-type="float">
            <text:p>0.050022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4654" calcext:value-type="float">
            <text:p>0.024654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89478" calcext:value-type="float">
            <text:p>0.689478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2457" calcext:value-type="float">
            <text:p>0.032457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4043" calcext:value-type="float">
            <text:p>0.024043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0993" calcext:value-type="float">
            <text:p>0.70993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9597" calcext:value-type="float">
            <text:p>0.029597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9754" calcext:value-type="float">
            <text:p>0.029754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12001" calcext:value-type="float">
            <text:p>0.812001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87835" calcext:value-type="float">
            <text:p>0.087835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82758" calcext:value-type="float">
            <text:p>0.082758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64171" calcext:value-type="float">
            <text:p>0.964171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6931" calcext:value-type="float">
            <text:p>0.06931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67294" calcext:value-type="float">
            <text:p>0.067294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65977" calcext:value-type="float">
            <text:p>0.965977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6];[.G26];[.L26];[.Q26];[.V26];[.AA26];[.AF26];[.AK26];[.AP26];[.AU26];[.AZ26];[.BE26];[.BJ26];[.BO26];[.BT26])" office:value-type="float" office:value="0.024043" calcext:value-type="float">
            <text:p>0.024043</text:p>
          </table:table-cell>
          <table:table-cell office:value-type="string" calcext:value-type="string">
            <text:p>su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14"/>
          <table:table-cell table:style-name="ce1"/>
          <table:table-cell table:style-name="Default" table:number-columns-repeated="14"/>
          <table:table-cell table:style-name="ce1"/>
          <table:table-cell table:style-name="Default" table:number-columns-repeated="14"/>
          <table:table-cell table:style-name="ce1"/>
          <table:table-cell table:style-name="Default" table:number-columns-repeated="14"/>
          <table:table-cell table:style-name="ce1"/>
          <table:table-cell table:style-name="Default" table:number-columns-repeated="12"/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average time</text:p>
          </table:table-cell>
          <table:table-cell table:style-name="Default" table:formula="of:=AVERAGE([.B4:.B26])" office:value-type="float" office:value="14.9600399565217" calcext:value-type="float">
            <text:p>14.9600399565</text:p>
          </table:table-cell>
          <table:table-cell table:style-name="Default" table:number-columns-repeated="4"/>
          <table:table-cell table:style-name="Default" table:formula="of:=AVERAGE([.G4:.G26])" office:value-type="float" office:value="0.904501652173913" calcext:value-type="float">
            <text:p>0.9045016522</text:p>
          </table:table-cell>
          <table:table-cell table:style-name="Default" table:number-columns-repeated="4"/>
          <table:table-cell table:style-name="Default" table:formula="of:=AVERAGE([.L4:.L26])" office:value-type="float" office:value="11.9293400434783" calcext:value-type="float">
            <text:p>11.9293400435</text:p>
          </table:table-cell>
          <table:table-cell table:style-name="Default" table:number-columns-repeated="3"/>
          <table:table-cell table:style-name="ce1"/>
          <table:table-cell table:style-name="Default" table:formula="of:=AVERAGE([.Q4:.Q26])" office:value-type="float" office:value="1.64135056521739" calcext:value-type="float">
            <text:p>1.6413505652</text:p>
          </table:table-cell>
          <table:table-cell table:style-name="Default" table:number-columns-repeated="4"/>
          <table:table-cell table:style-name="Default" table:formula="of:=AVERAGE([.V4:.V26])" office:value-type="float" office:value="0.885184782608695" calcext:value-type="float">
            <text:p>0.8851847826</text:p>
          </table:table-cell>
          <table:table-cell table:style-name="Default" table:number-columns-repeated="4"/>
          <table:table-cell table:style-name="Default" table:formula="of:=AVERAGE([.AA4:.AA26])" office:value-type="float" office:value="12.4001753913043" calcext:value-type="float">
            <text:p>12.4001753913</text:p>
          </table:table-cell>
          <table:table-cell table:style-name="Default" table:number-columns-repeated="3"/>
          <table:table-cell table:style-name="ce1"/>
          <table:table-cell table:style-name="Default" table:formula="of:=AVERAGE([.AF4:.AF26])" office:value-type="float" office:value="1.12184460869565" calcext:value-type="float">
            <text:p>1.1218446087</text:p>
          </table:table-cell>
          <table:table-cell table:style-name="Default" table:number-columns-repeated="4"/>
          <table:table-cell table:style-name="Default" table:formula="of:=AVERAGE([.AK4:.AK26])" office:value-type="float" office:value="0.869342434782609" calcext:value-type="float">
            <text:p>0.8693424348</text:p>
          </table:table-cell>
          <table:table-cell table:style-name="Default" table:number-columns-repeated="4"/>
          <table:table-cell table:style-name="Default" table:formula="of:=AVERAGE([.AP4:.AP26])" office:value-type="float" office:value="16.322875" calcext:value-type="float">
            <text:p>16.322875</text:p>
          </table:table-cell>
          <table:table-cell table:style-name="Default" table:number-columns-repeated="3"/>
          <table:table-cell table:style-name="ce1"/>
          <table:table-cell table:style-name="Default" table:formula="of:=AVERAGE([.AU4:.AU26])" office:value-type="float" office:value="2.4109242173913" calcext:value-type="float">
            <text:p>2.4109242174</text:p>
          </table:table-cell>
          <table:table-cell table:style-name="Default" table:number-columns-repeated="4"/>
          <table:table-cell table:style-name="Default" table:formula="of:=AVERAGE([.AZ4:.AZ26])" office:value-type="float" office:value="1.70564973913043" calcext:value-type="float">
            <text:p>1.7056497391</text:p>
          </table:table-cell>
          <table:table-cell table:style-name="Default" table:number-columns-repeated="4"/>
          <table:table-cell table:style-name="Default" table:formula="of:=AVERAGE([.BE4:.BE26])" office:value-type="float" office:value="21.5096213913044" calcext:value-type="float">
            <text:p>21.5096213913</text:p>
          </table:table-cell>
          <table:table-cell table:style-name="Default" table:number-columns-repeated="3"/>
          <table:table-cell table:style-name="ce1"/>
          <table:table-cell table:style-name="Default" table:formula="of:=AVERAGE([.BJ4:.BJ26])" office:value-type="float" office:value="2.1480132173913" calcext:value-type="float">
            <text:p>2.1480132174</text:p>
          </table:table-cell>
          <table:table-cell table:style-name="Default" table:number-columns-repeated="4"/>
          <table:table-cell table:style-name="Default" table:formula="of:=AVERAGE([.BO4:.BO26])" office:value-type="float" office:value="1.4406712173913" calcext:value-type="float">
            <text:p>1.4406712174</text:p>
          </table:table-cell>
          <table:table-cell table:style-name="Default" table:number-columns-repeated="4"/>
          <table:table-cell table:style-name="Default" table:formula="of:=AVERAGE([.BT4:.BT26])" office:value-type="float" office:value="20.9109740434783" calcext:value-type="float">
            <text:p>20.9109740435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found</text:p>
          </table:table-cell>
          <table:table-cell table:style-name="Default"/>
          <table:table-cell table:style-name="Default" office:value-type="string" calcext:value-type="string">
            <text:p>23/23</text:p>
          </table:table-cell>
          <table:table-cell table:style-name="Default" table:number-columns-repeated="4"/>
          <table:table-cell table:style-name="Default" office:value-type="string" calcext:value-type="string">
            <text:p>23/23</text:p>
          </table:table-cell>
          <table:table-cell table:style-name="Default" table:number-columns-repeated="4"/>
          <table:table-cell table:style-name="Default" office:value-type="string" calcext:value-type="string">
            <text:p>19/23</text:p>
          </table:table-cell>
          <table:table-cell table:style-name="Default" table:number-columns-repeated="2"/>
          <table:table-cell table:style-name="ce1"/>
          <table:table-cell table:style-name="Default"/>
          <table:table-cell table:style-name="Default" office:value-type="string" calcext:value-type="string">
            <text:p>23/23</text:p>
          </table:table-cell>
          <table:table-cell table:style-name="Default" table:number-columns-repeated="4"/>
          <table:table-cell table:style-name="Default" office:value-type="string" calcext:value-type="string">
            <text:p>23/23</text:p>
          </table:table-cell>
          <table:table-cell table:style-name="Default" table:number-columns-repeated="4"/>
          <table:table-cell table:style-name="Default" office:value-type="string" calcext:value-type="string">
            <text:p>19/23</text:p>
          </table:table-cell>
          <table:table-cell table:style-name="Default" table:number-columns-repeated="2"/>
          <table:table-cell table:style-name="ce1"/>
          <table:table-cell table:style-name="Default"/>
          <table:table-cell table:style-name="Default" office:value-type="string" calcext:value-type="string">
            <text:p>23/23</text:p>
          </table:table-cell>
          <table:table-cell table:style-name="Default" table:number-columns-repeated="4"/>
          <table:table-cell table:style-name="Default" office:value-type="string" calcext:value-type="string">
            <text:p>23/23</text:p>
          </table:table-cell>
          <table:table-cell table:style-name="Default" table:number-columns-repeated="4"/>
          <table:table-cell table:style-name="Default" office:value-type="string" calcext:value-type="string">
            <text:p>17/23</text:p>
          </table:table-cell>
          <table:table-cell table:style-name="Default" table:number-columns-repeated="2"/>
          <table:table-cell table:style-name="ce1"/>
          <table:table-cell table:style-name="Default"/>
          <table:table-cell table:style-name="Default" office:value-type="string" calcext:value-type="string">
            <text:p>23/23</text:p>
          </table:table-cell>
          <table:table-cell table:style-name="Default" table:number-columns-repeated="4"/>
          <table:table-cell table:style-name="Default" office:value-type="string" calcext:value-type="string">
            <text:p>23/23</text:p>
          </table:table-cell>
          <table:table-cell table:style-name="Default" table:number-columns-repeated="4"/>
          <table:table-cell table:style-name="Default" office:value-type="string" calcext:value-type="string">
            <text:p>15/23</text:p>
          </table:table-cell>
          <table:table-cell table:style-name="Default" table:number-columns-repeated="2"/>
          <table:table-cell table:style-name="ce1"/>
          <table:table-cell table:style-name="Default"/>
          <table:table-cell table:style-name="Default" office:value-type="string" calcext:value-type="string">
            <text:p>23/23</text:p>
          </table:table-cell>
          <table:table-cell table:style-name="Default" table:number-columns-repeated="4"/>
          <table:table-cell table:style-name="Default" office:value-type="string" calcext:value-type="string">
            <text:p>23/23</text:p>
          </table:table-cell>
          <table:table-cell table:style-name="Default" table:number-columns-repeated="4"/>
          <table:table-cell table:style-name="Default" office:value-type="string" calcext:value-type="string">
            <text:p>16/23</text:p>
          </table:table-cell>
          <table:table-cell table:formula="of:=COUNTA([.BV4:.BV26])" office:value-type="float" office:value="16" calcext:value-type="float">
            <text:p>16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average time (if found)</text:p>
          </table:table-cell>
          <table:table-cell table:style-name="Default" table:formula="of:=AVERAGE([.B4:.B26])" office:value-type="float" office:value="14.9600399565217" calcext:value-type="float">
            <text:p>14.9600399565</text:p>
          </table:table-cell>
          <table:table-cell table:style-name="Default" table:number-columns-repeated="4"/>
          <table:table-cell table:style-name="Default" table:formula="of:=AVERAGE([.G4:.G26])" office:value-type="float" office:value="0.904501652173913" calcext:value-type="float">
            <text:p>0.9045016522</text:p>
          </table:table-cell>
          <table:table-cell table:style-name="Default" table:number-columns-repeated="4"/>
          <table:table-cell table:style-name="Default" table:formula="of:=AVERAGE([.L4:.L8];[.L10:.L16];[.L18:.L21];[.L23:.L24];[.L26])" office:value-type="float" office:value="5.000937" calcext:value-type="float">
            <text:p>5.000937</text:p>
          </table:table-cell>
          <table:table-cell table:style-name="Default" table:number-columns-repeated="3"/>
          <table:table-cell table:style-name="ce1"/>
          <table:table-cell table:style-name="Default" table:formula="of:=AVERAGE([.Q4:.Q26])" office:value-type="float" office:value="1.64135056521739" calcext:value-type="float">
            <text:p>1.6413505652</text:p>
          </table:table-cell>
          <table:table-cell table:style-name="Default" table:number-columns-repeated="4"/>
          <table:table-cell table:style-name="Default" table:formula="of:=AVERAGE([.V4:.V26])" office:value-type="float" office:value="0.885184782608695" calcext:value-type="float">
            <text:p>0.8851847826</text:p>
          </table:table-cell>
          <table:table-cell table:style-name="Default" table:number-columns-repeated="4"/>
          <table:table-cell table:style-name="Default" table:formula="of:=AVERAGE([.AA4:.AA8];[.AA10:.AA16];[.AA18:.AA21];[.AA23:.AA24];[.AA26])" office:value-type="float" office:value="3.73748242105263" calcext:value-type="float">
            <text:p>3.7374824211</text:p>
          </table:table-cell>
          <table:table-cell table:style-name="Default" table:number-columns-repeated="3"/>
          <table:table-cell table:style-name="ce1"/>
          <table:table-cell table:style-name="Default" table:formula="of:=AVERAGE([.AF4:.AF26])" office:value-type="float" office:value="1.12184460869565" calcext:value-type="float">
            <text:p>1.1218446087</text:p>
          </table:table-cell>
          <table:table-cell table:style-name="Default" table:number-columns-repeated="4"/>
          <table:table-cell table:style-name="Default" table:formula="of:=AVERAGE([.AK4:.AK26])" office:value-type="float" office:value="0.869342434782609" calcext:value-type="float">
            <text:p>0.8693424348</text:p>
          </table:table-cell>
          <table:table-cell table:style-name="Default" table:number-columns-repeated="4"/>
          <table:table-cell table:style-name="Default" table:formula="of:=AVERAGE([.AP4:.AP6];[.AP8];[.AP10:.AP12];[.AP14:.AP16];[.AP18:.AP21];[.AP23:.AP24];[.AP26])" office:value-type="float" office:value="2.61530747058823" calcext:value-type="float">
            <text:p>2.6153074706</text:p>
          </table:table-cell>
          <table:table-cell table:style-name="Default" table:number-columns-repeated="3"/>
          <table:table-cell table:style-name="ce1"/>
          <table:table-cell table:style-name="Default" table:formula="of:=AVERAGE([.AU4:.AU26])" office:value-type="float" office:value="2.4109242173913" calcext:value-type="float">
            <text:p>2.4109242174</text:p>
          </table:table-cell>
          <table:table-cell table:style-name="Default" table:number-columns-repeated="4"/>
          <table:table-cell table:style-name="Default" table:formula="of:=AVERAGE([.AZ4:.AZ26])" office:value-type="float" office:value="1.70564973913043" calcext:value-type="float">
            <text:p>1.7056497391</text:p>
          </table:table-cell>
          <table:table-cell table:style-name="Default" table:number-columns-repeated="4"/>
          <table:table-cell table:style-name="Default" table:formula="of:=AVERAGE([.BE4:.BE6];[.BE8];[.BE10:.BE12];[.BE14:.BE16];[.BE18];[.BE20];[.BE23:.BE24];[.BE26])" office:value-type="float" office:value="3.88315786666667" calcext:value-type="float">
            <text:p>3.8831578667</text:p>
          </table:table-cell>
          <table:table-cell table:style-name="Default" table:number-columns-repeated="3"/>
          <table:table-cell table:style-name="ce1"/>
          <table:table-cell table:style-name="Default" table:formula="of:=AVERAGE([.BJ4:.BJ26])" office:value-type="float" office:value="2.1480132173913" calcext:value-type="float">
            <text:p>2.1480132174</text:p>
          </table:table-cell>
          <table:table-cell table:style-name="Default" table:number-columns-repeated="4"/>
          <table:table-cell table:style-name="Default" table:formula="of:=AVERAGE([.BO4:.BO26])" office:value-type="float" office:value="1.4406712173913" calcext:value-type="float">
            <text:p>1.4406712174</text:p>
          </table:table-cell>
          <table:table-cell table:style-name="Default" table:number-columns-repeated="4"/>
          <table:table-cell table:style-name="Default" table:formula="of:=AVERAGE([.BT4:.BT6];[.BT8];[.BT10:.BT12];[.BT14:.BT16];[.BT18];[.BT20:.BT21];[.BT23:.BT24];[.BT26])" office:value-type="float" office:value="6.3319521875" calcext:value-type="float">
            <text:p>6.3319521875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table:formula="of:=MEDIAN([.B4:.B26])" office:value-type="float" office:value="0.072728" calcext:value-type="float">
            <text:p>0.072728</text:p>
          </table:table-cell>
          <table:table-cell table:style-name="Default" table:number-columns-repeated="4"/>
          <table:table-cell table:style-name="Default" table:formula="of:=MEDIAN([.G4:.G26])" office:value-type="float" office:value="0.073084" calcext:value-type="float">
            <text:p>0.073084</text:p>
          </table:table-cell>
          <table:table-cell table:style-name="Default" table:number-columns-repeated="4"/>
          <table:table-cell table:style-name="Default" table:formula="of:=MEDIAN([.L4:.L26])" office:value-type="float" office:value="2.53722" calcext:value-type="float">
            <text:p>2.53722</text:p>
          </table:table-cell>
          <table:table-cell table:style-name="Default" table:number-columns-repeated="3"/>
          <table:table-cell table:style-name="ce1"/>
          <table:table-cell table:style-name="Default" table:formula="of:=MEDIAN([.Q4:.Q26])" office:value-type="float" office:value="0.056155" calcext:value-type="float">
            <text:p>0.056155</text:p>
          </table:table-cell>
          <table:table-cell table:style-name="Default" table:number-columns-repeated="4"/>
          <table:table-cell table:style-name="Default" table:formula="of:=MEDIAN([.V4:.V26])" office:value-type="float" office:value="0.06485" calcext:value-type="float">
            <text:p>0.06485</text:p>
          </table:table-cell>
          <table:table-cell table:style-name="Default" table:number-columns-repeated="4"/>
          <table:table-cell table:style-name="Default" table:formula="of:=MEDIAN([.AA4:.AA26])" office:value-type="float" office:value="0.802869" calcext:value-type="float">
            <text:p>0.802869</text:p>
          </table:table-cell>
          <table:table-cell table:style-name="Default" table:number-columns-repeated="3"/>
          <table:table-cell table:style-name="ce1"/>
          <table:table-cell table:style-name="Default" table:formula="of:=MEDIAN([.AF4:.AF26])" office:value-type="float" office:value="0.067102" calcext:value-type="float">
            <text:p>0.067102</text:p>
          </table:table-cell>
          <table:table-cell table:style-name="Default" table:number-columns-repeated="4"/>
          <table:table-cell table:style-name="Default" table:formula="of:=MEDIAN([.AK4:.AK26])" office:value-type="float" office:value="0.064836" calcext:value-type="float">
            <text:p>0.064836</text:p>
          </table:table-cell>
          <table:table-cell table:style-name="Default" table:number-columns-repeated="4"/>
          <table:table-cell table:style-name="Default" table:formula="of:=MEDIAN([.AP4:.AP26])" office:value-type="float" office:value="0.863197" calcext:value-type="float">
            <text:p>0.863197</text:p>
          </table:table-cell>
          <table:table-cell table:style-name="Default" table:number-columns-repeated="3"/>
          <table:table-cell table:style-name="ce1"/>
          <table:table-cell table:style-name="Default" table:formula="of:=MEDIAN([.AU4:.AU26])" office:value-type="float" office:value="0.1551" calcext:value-type="float">
            <text:p>0.1551</text:p>
          </table:table-cell>
          <table:table-cell table:style-name="Default" table:number-columns-repeated="4"/>
          <table:table-cell table:style-name="Default" table:formula="of:=MEDIAN([.AZ4:.AZ26])" office:value-type="float" office:value="0.160815" calcext:value-type="float">
            <text:p>0.160815</text:p>
          </table:table-cell>
          <table:table-cell table:style-name="Default" table:number-columns-repeated="4"/>
          <table:table-cell table:style-name="Default" table:formula="of:=MEDIAN([.BE4:.BE26])" office:value-type="float" office:value="1.070959" calcext:value-type="float">
            <text:p>1.070959</text:p>
          </table:table-cell>
          <table:table-cell table:style-name="Default" table:number-columns-repeated="3"/>
          <table:table-cell table:style-name="ce1"/>
          <table:table-cell table:style-name="Default" table:formula="of:=MEDIAN([.BJ4:.BJ26])" office:value-type="float" office:value="0.105907" calcext:value-type="float">
            <text:p>0.105907</text:p>
          </table:table-cell>
          <table:table-cell table:style-name="Default" table:number-columns-repeated="4"/>
          <table:table-cell table:style-name="Default" table:formula="of:=MEDIAN([.BO4:.BO26])" office:value-type="float" office:value="0.105522" calcext:value-type="float">
            <text:p>0.105522</text:p>
          </table:table-cell>
          <table:table-cell table:style-name="Default" table:number-columns-repeated="4"/>
          <table:table-cell table:style-name="Default" table:formula="of:=MEDIAN([.BT4:.BT26])" office:value-type="float" office:value="1.095817" calcext:value-type="float">
            <text:p>1.095817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minimum</text:p>
          </table:table-cell>
          <table:table-cell table:style-name="Default" table:formula="of:=MIN([.B4:.B26])" office:value-type="float" office:value="0.000458" calcext:value-type="float">
            <text:p>0.000458</text:p>
          </table:table-cell>
          <table:table-cell table:style-name="Default" table:number-columns-repeated="4"/>
          <table:table-cell table:style-name="Default" table:formula="of:=MIN([.G4:.G26])" office:value-type="float" office:value="0.000552" calcext:value-type="float">
            <text:p>0.000552</text:p>
          </table:table-cell>
          <table:table-cell table:style-name="Default" table:number-columns-repeated="4"/>
          <table:table-cell table:style-name="Default" table:formula="of:=MIN([.L4:.L26])" office:value-type="float" office:value="0.000549" calcext:value-type="float">
            <text:p>0.000549</text:p>
          </table:table-cell>
          <table:table-cell table:style-name="Default" table:number-columns-repeated="3"/>
          <table:table-cell table:style-name="ce1"/>
          <table:table-cell table:style-name="Default" table:formula="of:=MIN([.Q4:.Q26])" office:value-type="float" office:value="0.00046" calcext:value-type="float">
            <text:p>0.00046</text:p>
          </table:table-cell>
          <table:table-cell table:style-name="Default" table:number-columns-repeated="4"/>
          <table:table-cell table:style-name="Default" table:formula="of:=MIN([.V4:.V22])" office:value-type="float" office:value="0.000549" calcext:value-type="float">
            <text:p>0.000549</text:p>
          </table:table-cell>
          <table:table-cell table:style-name="Default" table:number-columns-repeated="4"/>
          <table:table-cell table:style-name="Default" table:formula="of:=MIN([.AA4:.AA26])" office:value-type="float" office:value="0.000552" calcext:value-type="float">
            <text:p>0.000552</text:p>
          </table:table-cell>
          <table:table-cell table:style-name="Default" table:number-columns-repeated="3"/>
          <table:table-cell table:style-name="ce1"/>
          <table:table-cell table:style-name="Default" table:formula="of:=MIN([.AF4:.AF26])" office:value-type="float" office:value="0.000463" calcext:value-type="float">
            <text:p>0.000463</text:p>
          </table:table-cell>
          <table:table-cell table:style-name="Default" table:number-columns-repeated="4"/>
          <table:table-cell table:style-name="Default" table:formula="of:=MIN([.AK4:.AK26])" office:value-type="float" office:value="0.000599" calcext:value-type="float">
            <text:p>0.000599</text:p>
          </table:table-cell>
          <table:table-cell table:style-name="Default" table:number-columns-repeated="4"/>
          <table:table-cell table:style-name="Default" table:formula="of:=MIN([.AP4:.AP26])" office:value-type="float" office:value="0.000556" calcext:value-type="float">
            <text:p>0.000556</text:p>
          </table:table-cell>
          <table:table-cell table:style-name="Default" table:number-columns-repeated="3"/>
          <table:table-cell table:style-name="ce1"/>
          <table:table-cell table:style-name="Default" table:formula="of:=MIN([.AU4:.AU26])" office:value-type="float" office:value="0.000469" calcext:value-type="float">
            <text:p>0.000469</text:p>
          </table:table-cell>
          <table:table-cell table:style-name="Default" table:number-columns-repeated="4"/>
          <table:table-cell table:style-name="Default" table:formula="of:=MIN([.AZ4:.AZ26])" office:value-type="float" office:value="0.000778" calcext:value-type="float">
            <text:p>0.000778</text:p>
          </table:table-cell>
          <table:table-cell table:style-name="Default" table:number-columns-repeated="4"/>
          <table:table-cell table:style-name="Default" table:formula="of:=MIN([.BE4:.BE26])" office:value-type="float" office:value="0.000561" calcext:value-type="float">
            <text:p>0.000561</text:p>
          </table:table-cell>
          <table:table-cell table:style-name="Default" table:number-columns-repeated="3"/>
          <table:table-cell table:style-name="ce1"/>
          <table:table-cell table:style-name="Default" table:formula="of:=MIN([.BJ4:.BJ26])" office:value-type="float" office:value="0.000459" calcext:value-type="float">
            <text:p>0.000459</text:p>
          </table:table-cell>
          <table:table-cell table:style-name="Default" table:number-columns-repeated="4"/>
          <table:table-cell table:style-name="Default" table:formula="of:=MIN([.BO4:.BO26])" office:value-type="float" office:value="0.000549" calcext:value-type="float">
            <text:p>0.000549</text:p>
          </table:table-cell>
          <table:table-cell table:style-name="Default" table:number-columns-repeated="4"/>
          <table:table-cell table:style-name="Default" table:formula="of:=MIN([.BT4:.BT26])" office:value-type="float" office:value="0.000552" calcext:value-type="float">
            <text:p>0.000552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14"/>
          <table:table-cell table:style-name="ce1"/>
          <table:table-cell table:style-name="Default" table:number-columns-repeated="14"/>
          <table:table-cell table:style-name="ce1"/>
          <table:table-cell table:style-name="Default" table:number-columns-repeated="14"/>
          <table:table-cell table:style-name="ce1"/>
          <table:table-cell table:style-name="Default" table:number-columns-repeated="14"/>
          <table:table-cell table:style-name="ce1"/>
          <table:table-cell table:style-name="Default" table:number-columns-repeated="12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style-name="Default" office:value-type="float" office:value="4" calcext:value-type="float">
            <text:p>4</text:p>
          </table:table-cell>
          <table:table-cell table:style-name="Default" table:number-columns-repeated="8"/>
          <table:table-cell table:style-name="ce1"/>
          <table:table-cell table:style-name="Default" table:number-columns-repeated="5"/>
          <table:table-cell table:style-name="Default" office:value-type="float" office:value="5" calcext:value-type="float">
            <text:p>5</text:p>
          </table:table-cell>
          <table:table-cell table:style-name="Default" table:number-columns-repeated="8"/>
          <table:table-cell table:style-name="ce1"/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ce1"/>
          <table:table-cell table:style-name="Default" table:number-columns-repeated="14"/>
          <table:table-cell table:style-name="ce1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14"/>
          <table:table-cell table:style-name="ce1"/>
          <table:table-cell table:style-name="Default" table:number-columns-repeated="44"/>
          <table:table-cell table:style-name="ce1"/>
          <table:table-cell table:style-name="Default" table:number-columns-repeated="12"/>
          <table:table-cell table:number-columns-repeated="6"/>
          <table:table-cell table:style-name="Default"/>
          <table:table-cell/>
        </table:table-row>
        <calcext:conditional-formats>
          <calcext:conditional-format calcext:target-range-address="Sheet1.B4:Sheet1.BT26">
            <calcext:condition calcext:apply-style-name="green" calcext:value="=[.$CA4]" calcext:base-cell-address="Sheet1.B4"/>
          </calcext:conditional-format>
          <calcext:conditional-format calcext:target-range-address="Sheet1.H4:Sheet1.H26 Sheet1.M4:Sheet1.M26 Sheet1.R4:Sheet1.R26 Sheet1.W4:Sheet1.W26 Sheet1.AB4:Sheet1.AB26 Sheet1.AG4:Sheet1.AG26 Sheet1.AL4:Sheet1.AL26 Sheet1.AQ4:Sheet1.AQ26 Sheet1.AV4:Sheet1.AV26 Sheet1.BA4:Sheet1.BA26 Sheet1.BF4:Sheet1.BF26 Sheet1.BK4:Sheet1.BK26 Sheet1.BP4:Sheet1.BP26 Sheet1.BU4:Sheet1.BU26">
            <calcext:condition calcext:apply-style-name="yellow" calcext:value="!=[.$C4]" calcext:base-cell-address="Sheet1.BU4"/>
          </calcext:conditional-format>
        </calcext:conditional-formats>
      </table:table>
      <table:named-expressions/>
      <table:database-ranges>
        <table:database-range table:name="__Anonymous_Sheet_DB__0" table:target-range-address="Sheet1.A4:Sheet1.BY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9ff99"/>
    </style:style>
    <style:style style:name="yellow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 style:data-style-name="N2" text:time-value="00:09:34.267922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6:45:47.505585512</meta:creation-date>
    <meta:generator>LibreOffice/4.2.8.2$Linux_X86_64 LibreOffice_project/420m0$Build-2</meta:generator>
    <dc:date>2016-08-05T00:17:35.582526579</dc:date>
    <meta:editing-duration>PT4H18M34S</meta:editing-duration>
    <meta:editing-cycles>29</meta:editing-cycles>
    <dc:creator>Alexandra Maximova</dc:creator>
    <meta:document-statistic meta:table-count="1" meta:cell-count="1927" meta:object-count="0"/>
  </office:meta>
</office:document-meta>
</file>